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39018"/>
    </style:style>
    <style:style style:name="P2" style:family="paragraph" style:parent-style-name="Standard">
      <style:text-properties officeooo:paragraph-rsid="00039018"/>
    </style:style>
    <style:style style:name="P3" style:family="paragraph" style:parent-style-name="Standard">
      <style:text-properties fo:font-size="14pt" style:text-underline-style="solid" style:text-underline-width="auto" style:text-underline-color="font-color" fo:font-weight="bold" officeooo:rsid="00047f59" officeooo:paragraph-rsid="00047f59" style:font-size-asian="14pt" style:font-weight-asian="bold" style:font-size-complex="14pt" style:font-weight-complex="bold"/>
    </style:style>
    <style:style style:name="P4" style:family="paragraph" style:parent-style-name="Standard">
      <style:text-properties fo:color="#000000" style:font-name="Monospace" fo:font-size="10pt" style:font-size-asian="10pt"/>
    </style:style>
    <style:style style:name="P5" style:family="paragraph" style:parent-style-name="Standard">
      <style:text-properties fo:color="#000000" style:font-name="Monospace" fo:font-size="10pt" officeooo:paragraph-rsid="00039018" style:font-size-asian="10pt"/>
    </style:style>
    <style:style style:name="P6" style:family="paragraph" style:parent-style-name="Standard">
      <style:text-properties fo:color="#000000" style:font-name="Monospace" fo:font-size="10pt" officeooo:rsid="00039018" officeooo:paragraph-rsid="00039018" style:font-size-asian="10pt"/>
    </style:style>
    <style:style style:name="P7" style:family="paragraph" style:parent-style-name="Standard">
      <style:text-properties fo:color="#000000" style:font-name="Monospace" fo:font-size="10pt" officeooo:rsid="00047f59" officeooo:paragraph-rsid="00047f59" style:font-size-asian="10pt"/>
    </style:style>
    <style:style style:name="P8" style:family="paragraph" style:parent-style-name="Standard">
      <style:text-properties fo:color="#646464" style:font-name="Monospace" fo:font-size="10pt" officeooo:rsid="00039018" officeooo:paragraph-rsid="00039018" style:font-size-asian="10pt"/>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 style:family="paragraph" style:parent-style-name="Standard">
      <style:paragraph-properties fo:margin-left="0cm" fo:margin-right="0cm" fo:text-align="start" style:justify-single-word="false" fo:text-indent="0cm" style:auto-text-indent="false"/>
      <style:text-properties fo:color="#000000" style:font-name="Monospace" fo:font-size="10pt" fo:language="en" fo:country="US"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646464" style:font-name="Monospace" fo:font-size="10pt" style:font-size-asian="10pt"/>
    </style:style>
    <style:style style:name="P13" style:family="paragraph" style:parent-style-name="Standard">
      <style:paragraph-properties fo:margin-left="0cm" fo:margin-right="0cm" fo:text-align="start" style:justify-single-word="false" fo:text-indent="0cm" style:auto-text-indent="false"/>
      <style:text-properties fo:language="en" fo:country="US"/>
    </style:style>
    <style:style style:name="P14" style:family="paragraph" style:parent-style-name="Text_20_body">
      <style:paragraph-properties fo:margin-left="0cm" fo:margin-right="0cm" fo:text-align="start" style:justify-single-word="false" fo:text-indent="0cm" style:auto-text-indent="false"/>
      <style:text-properties fo:color="#000000" style:font-name="Monospace" fo:font-size="10pt" fo:language="en" fo:country="US" style:font-size-asian="10pt"/>
    </style:style>
    <style:style style:name="P15" style:family="paragraph" style:parent-style-name="Text_20_body">
      <style:text-properties officeooo:paragraph-rsid="00039018"/>
    </style:style>
    <style:style style:name="P16" style:family="paragraph" style:parent-style-name="Text_20_body">
      <style:text-properties officeooo:paragraph-rsid="00088a85"/>
    </style:style>
    <style:style style:name="P17" style:family="paragraph" style:parent-style-name="Standard" style:list-style-name="L9">
      <style:text-properties officeooo:rsid="0003aec8" officeooo:paragraph-rsid="0003aec8"/>
    </style:style>
    <style:style style:name="P18" style:family="paragraph" style:parent-style-name="Standard" style:list-style-name="L9">
      <style:paragraph-properties fo:margin-left="0cm" fo:margin-right="0cm" fo:text-align="start" style:justify-single-word="false" fo:text-indent="0cm" style:auto-text-indent="false"/>
    </style:style>
    <style:style style:name="P19" style:family="paragraph" style:parent-style-name="Standard" style:list-style-name="L9">
      <style:paragraph-properties fo:margin-left="0cm" fo:margin-right="0cm" fo:text-align="start" style:justify-single-word="false" fo:text-indent="0cm" style:auto-text-indent="false"/>
      <style:text-properties fo:color="#000000" style:font-name="Monospace" fo:font-size="10pt" style:font-size-asian="10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9">
      <style:text-properties officeooo:paragraph-rsid="0003aec8"/>
    </style:style>
    <style:style style:name="P30" style:family="paragraph" style:parent-style-name="Text_20_body" style:list-style-name="L10"/>
    <style:style style:name="P31" style:family="paragraph" style:parent-style-name="Text_20_body" style:list-style-name="L9">
      <style:paragraph-properties fo:margin-top="0cm" fo:margin-bottom="0cm" loext:contextual-spacing="false"/>
    </style:style>
    <style:style style:name="T1" style:family="text">
      <style:text-properties fo:color="#646464" style:font-name="Monospace" fo:font-size="10pt" style:font-size-asian="10pt"/>
    </style:style>
    <style:style style:name="T2" style:family="text">
      <style:text-properties fo:color="#000000" style:font-name="Monospace"/>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039018" style:font-size-asian="10pt"/>
    </style:style>
    <style:style style:name="T5" style:family="text">
      <style:text-properties fo:color="#000000" style:font-name="Monospace" fo:font-size="10pt" officeooo:rsid="000666b8" style:font-size-asian="10pt"/>
    </style:style>
    <style:style style:name="T6" style:family="text">
      <style:text-properties fo:color="#000000" style:font-name="Monospace" fo:font-size="10pt" fo:font-style="italic" style:font-size-asian="10pt" style:font-style-asian="italic"/>
    </style:style>
    <style:style style:name="T7" style:family="text">
      <style:text-properties fo:color="#000000" style:font-name="Monospace" fo:font-size="10pt" fo:font-weight="bold" style:font-size-asian="10pt"/>
    </style:style>
    <style:style style:name="T8" style:family="text">
      <style:text-properties fo:color="#000000" style:font-name="Monospace" officeooo:rsid="00039018"/>
    </style:style>
    <style:style style:name="T9" style:family="text">
      <style:text-properties fo:color="#7f0055" style:font-name="Monospace" fo:font-size="10pt" fo:font-weight="bold" style:font-size-asian="10pt" style:font-weight-asian="bold"/>
    </style:style>
    <style:style style:name="T10" style:family="text">
      <style:text-properties fo:color="#6a3e3e" style:font-name="Monospace" fo:font-size="10pt" style:font-size-asian="10pt"/>
    </style:style>
    <style:style style:name="T11" style:family="text">
      <style:text-properties fo:color="#2a00ff" style:font-name="Monospace" fo:font-size="10pt" style:font-size-asian="10pt"/>
    </style:style>
    <style:style style:name="T12" style:family="text">
      <style:text-properties fo:color="#0000c0" style:font-name="Monospace" fo:font-size="10pt" style:font-size-asian="10pt"/>
    </style:style>
    <style:style style:name="T13" style:family="text">
      <style:text-properties fo:color="#0000c0" style:font-name="Monospace" fo:font-size="10pt" fo:font-style="italic" fo:font-weight="bold" style:font-size-asian="10pt" style:font-style-asian="italic" style:font-weight-asian="bold"/>
    </style:style>
    <style:style style:name="T14" style:family="text">
      <style:text-properties officeooo:rsid="00039018"/>
    </style:style>
    <style:style style:name="T15" style:family="text">
      <style:text-properties officeooo:rsid="0003aec8"/>
    </style:style>
    <style:style style:name="T16" style:family="text">
      <style:text-properties fo:font-size="18pt" style:font-size-asian="18pt" style:font-size-complex="18pt"/>
    </style:style>
    <style:style style:name="T17" style:family="text">
      <style:text-properties fo:font-size="18pt" style:text-underline-style="solid" style:text-underline-width="auto" style:text-underline-color="font-color"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text:span text:style-name="T16">JUnit</text:span></text:span><text:span text:style-name="Strong_20_Emphasis"> is a popular framework for writing and running unit tests in Java. </text:span></text:p>
      <text:p text:style-name="P16"><text:span text:style-name="Strong_20_Emphasis">Unit testing involves testing individual units or components of a software application in isolation to ensure they function as expected.</text:span></text:p>
      <text:p text:style-name="Text_20_body">JUnit provides an environment to create and execute automated tests for Java code. Here's an overview of how JUnit testing works:</text:p>
      <text:list xml:id="list1229792165" text:style-name="L1">
        <text:list-item>
          <text:p text:style-name="P20"><text:span text:style-name="Strong_20_Emphasis">Writing Test Cases</text:span>: Developers create test cases by writing Java methods that test specific functionalities of their code. These methods are annotated with <text:span text:style-name="Source_20_Text">@Test</text:span> to indicate that they are test methods.</text:p>
        </text:list-item>
        <text:list-item>
          <text:p text:style-name="P20"><text:span text:style-name="Strong_20_Emphasis">Assertions</text:span>: Inside these test methods, developers use assertion methods provided by JUnit (like <text:span text:style-name="Source_20_Text">assertEquals</text:span>, <text:span text:style-name="Source_20_Text">assertTrue</text:span>, etc.) to check if the expected behavior matches the actual behavior of the code being tested.</text:p>
        </text:list-item>
        <text:list-item>
          <text:p text:style-name="P20"><text:span text:style-name="Strong_20_Emphasis">Test Suite</text:span>: Test classes can be grouped into test suites using annotations or by using a suite runner to execute multiple tests together.</text:p>
        </text:list-item>
        <text:list-item>
          <text:p text:style-name="P20"><text:span text:style-name="Strong_20_Emphasis">Running Tests</text:span>: Developers can run these tests using an integrated development environment (IDE) or through build automation tools like Maven or Gradle. When tests are executed, JUnit runs each test method and reports any failures or errors.</text:p>
        </text:list-item>
        <text:list-item>
          <text:p text:style-name="P20"><text:span text:style-name="Strong_20_Emphasis">Setup and Teardown</text:span>: JUnit also provides annotations like <text:span text:style-name="Source_20_Text">@Before</text:span> and <text:span text:style-name="Source_20_Text">@After</text:span> that allow developers to define methods to set up preconditions or clean up after tests, ensuring a consistent environment for each test.</text:p>
        </text:list-item>
      </text:list>
      <text:p text:style-name="Text_20_body">JUnit simplifies the process of writing and running automated tests, helping developers catch bugs early in the development cycle and ensuring that changes to the codebase don't break existing functionalities. It's a crucial tool for practicing Test-Driven Development (TDD) and ensuring the reliability and maintainability of Java applications.</text:p>
      <text:h text:style-name="P1" text:outline-level="3"><text:span text:style-name="Strong_20_Emphasis">Spring Framework and MockMVC</text:span></text:h>
      <text:list xml:id="list1202157365" text:style-name="L2">
        <text:list-item>
          <text:p text:style-name="P21"><text:span text:style-name="Source_20_Text">@WebMvcTest(UserApiController.class)</text:span>: This annotation is used for Spring MVC tests. It focuses only on the <text:span text:style-name="Source_20_Text">UserApiController</text:span> and is used for testing the controller layer.</text:p>
        </text:list-item>
        <text:list-item>
          <text:p text:style-name="P21"><text:span text:style-name="Source_20_Text">MockMvc mockMvc</text:span>: This is the main entry point for server-side Spring MVC testing. It allows you to send HTTP requests to the <text:span text:style-name="Source_20_Text">UserApiController</text:span> and assert or verify the results.</text:p>
        </text:list-item>
        <text:list-item>
          <text:p text:style-name="P21"><text:span text:style-name="Source_20_Text">ObjectMapper objectMapper</text:span>: Used for converting objects to/from JSON.</text:p>
        </text:list-item>
        <text:list-item>
          <text:p text:style-name="P21"><text:span text:style-name="Source_20_Text">@MockBean private UserService service</text:span>: Creates a mock implementation of the <text:span text:style-name="Source_20_Text">UserService</text:span>. This allows for the simulation of the service layer's behavior without involving actual business logic.</text:p>
        </text:list-item>
      </text:list>
      <text:p text:style-name="P15"><text:span text:style-name="Strong_20_Emphasis"/></text:p>
      <text:p text:style-name="P15"><text:span text:style-name="Strong_20_Emphasis"/></text:p>
      <text:p text:style-name="P15"><text:soft-page-break/><text:span text:style-name="Strong_20_Emphasis">Repository: A repository is a design pattern that mediates between the data source (such as a database, file system, or external service) and the business logic or services of an application. It typically provides an abstraction over the data storage, allowing the application to work with data objects without directly interacting with the underlying data source.</text:span></text:p>
      <text:list xml:id="list2518754471" text:style-name="L3">
        <text:list-item>
          <text:p text:style-name="P22"><text:span text:style-name="Strong_20_Emphasis">Service</text:span>: Services contain the business logic of an application. They encapsulate the functionalities and operations that manipulate and process data. Services orchestrate the interaction between different components, handle complex operations, and apply business rules.</text:p>
        </text:list-item>
        <text:list-item>
          <text:p text:style-name="P22"><text:span text:style-name="Strong_20_Emphasis">Entity</text:span>: An entity represents a data object within an application, usually mapped to a database table or a specific data structure. Entities model the business concepts and are used to represent and manage data in the application. In object-oriented programming, entities are often represented as classes.</text:p>
        </text:list-item>
        <text:list-item>
          <text:p text:style-name="P22"><text:span text:style-name="Strong_20_Emphasis">Impl (Implementation)</text:span>: The "Impl" suffix is short for implementation. In software development, it's commonly used to indicate classes or components that implement or provide concrete functionality for interfaces or abstract classes. For instance, a <text:span text:style-name="Source_20_Text">UserService</text:span> interface might have an <text:span text:style-name="Source_20_Text">UserServiceImpl</text:span> class that implements the methods defined in the interface.</text:p>
        </text:list-item>
        <text:list-item>
          <text:p text:style-name="P22"><text:span text:style-name="Strong_20_Emphasis">DAO (Data Access Object)</text:span>: DAO is a design pattern used to separate the data access logic from the business logic. DAOs are responsible for performing CRUD (Create, Read, Update, Delete) operations on data storage. They abstract the interaction with the underlying data source (like a database) and provide methods to access and manipulate data.</text:p>
        </text:list-item>
      </text:list>
      <text:p text:style-name="P15"><text:span text:style-name="Strong_20_Emphasis"/></text:p>
      <text:p text:style-name="P15"><text:span text:style-name="Strong_20_Emphasis"><text:span text:style-name="T17">mockito framework</text:span></text:span></text:p>
      <text:p text:style-name="P15"><text:span text:style-name="Strong_20_Emphasis">Mockito is a popular Java framework used for creating and working with mock objects in unit tests. It's widely used for testing purposes in Java-based applications, allowing developers to simulate the behavior of dependencies and focus on testing specific units of code in isolation.</text:span></text:p>
      <text:p text:style-name="Text_20_body">Here are some key aspects and functionalities of Mockito:</text:p>
      <text:h text:style-name="Heading_20_3" text:outline-level="3">Mocking Objects:</text:h>
      <text:list xml:id="list3214057709" text:style-name="L4">
        <text:list-item>
          <text:p text:style-name="P23"><text:span text:style-name="Strong_20_Emphasis">Mock Creation</text:span>: Mockito enables the creation of mock objects for interfaces or classes. These mocks simulate the behavior of real objects.</text:p>
        </text:list-item>
        <text:list-item>
          <text:p text:style-name="P23"><text:span text:style-name="Strong_20_Emphasis">Behavior Definition</text:span>: With Mockito, you can define the behavior of mock objects by specifying what methods should return or what actions they should perform when invoked.</text:p>
        </text:list-item>
      </text:list>
      <text:h text:style-name="Heading_20_3" text:outline-level="3">Testing Features:</text:h>
      <text:list xml:id="list1991224215" text:style-name="L5">
        <text:list-item>
          <text:p text:style-name="P24"><text:span text:style-name="Strong_20_Emphasis">Verification</text:span>: Mockito facilitates the verification of method invocations on mock objects. You can verify if certain methods were called, how many times they were called, with what parameters, etc.</text:p>
        </text:list-item>
        <text:list-item>
          <text:p text:style-name="P24"><text:soft-page-break/><text:span text:style-name="Strong_20_Emphasis">Argument Matchers</text:span>: It provides powerful argument matchers to define flexible and precise expectations on method arguments.</text:p>
        </text:list-item>
      </text:list>
      <text:h text:style-name="Heading_20_3" text:outline-level="3">Annotations:</text:h>
      <text:list xml:id="list171865869" text:style-name="L6">
        <text:list-item>
          <text:p text:style-name="P25"><text:span text:style-name="Strong_20_Emphasis">@Mock, @Spy</text:span>: Mockito supports annotations like <text:span text:style-name="Source_20_Text">@Mock</text:span> to create mock objects and <text:span text:style-name="Source_20_Text">@Spy</text:span> to create partially mocked (spied) objects.</text:p>
        </text:list-item>
        <text:list-item>
          <text:p text:style-name="P25"><text:span text:style-name="Strong_20_Emphasis">@InjectMocks</text:span>: Used for automatic injection of mock dependencies into the tested object.</text:p>
        </text:list-item>
      </text:list>
      <text:h text:style-name="Heading_20_3" text:outline-level="3">Simplifying Testing:</text:h>
      <text:list xml:id="list368787621" text:style-name="L7">
        <text:list-item>
          <text:p text:style-name="P26"><text:span text:style-name="Strong_20_Emphasis">Isolation and Decoupling</text:span>: Mockito helps in isolating the code being tested by replacing actual dependencies with mock objects. This ensures that only the specific unit under test is evaluated without reliance on external components.</text:p>
        </text:list-item>
        <text:list-item>
          <text:p text:style-name="P26"><text:span text:style-name="Strong_20_Emphasis">Readable and Expressive Tests</text:span>: It allows for the creation of readable and expressive test cases, enhancing the understanding of test scenarios.</text:p>
        </text:list-item>
      </text:list>
      <text:h text:style-name="Heading_20_3" text:outline-level="3">Flexibility and Ease of Use:</text:h>
      <text:list xml:id="list2598477124" text:style-name="L8">
        <text:list-item>
          <text:p text:style-name="P27"><text:span text:style-name="Strong_20_Emphasis">Clear API</text:span>: Mockito provides a clean and straightforward API, making it user-friendly and easy to learn for writing unit tests.</text:p>
        </text:list-item>
      </text:list>
      <text:p text:style-name="Text_20_body">Mockito is often used in conjunction with other testing frameworks (like JUnit or TestNG) to perform comprehensive unit testing in Java applications. Its ability to create mock objects, define behaviors, and verify interactions helps developers ensure the correctness, reliability, and maintainability of their code through testing.</text:p>
      <text:p text:style-name="P15"><text:span text:style-name="Strong_20_Emphasis"/></text:p>
      <text:h text:style-name="P1" text:outline-level="3"><text:span text:style-name="Strong_20_Emphasis"/></text:h>
      <text:h text:style-name="P1" text:outline-level="3"><text:span text:style-name="Strong_20_Emphasis">Test Method: </text:span></text:h>
      <text:p text:style-name="P2"/>
      <text:p text:style-name="P2"><text:span text:style-name="Strong_20_Emphasis"/></text:p>
      <text:p text:style-name="P2"><text:span text:style-name="Strong_20_Emphasis"><text:span text:style-name="T14">0)</text:span></text:span><text:span text:style-name="Strong_20_Emphasis"><text:span text:style-name="Source_20_Text">testAddSuccess()</text:span></text:span></text:p>
      <text:list xml:id="list3042123956" text:style-name="L9">
        <text:list-item>
          <text:p text:style-name="P31">This method is annotated with <text:span text:style-name="Source_20_Text">@Test</text:span>, marking it as a test case.</text:p>
        </text:list-item>
        <text:list-item>
          <text:p text:style-name="P31">It tests the addition of a new <text:span text:style-name="Source_20_Text">User</text:span> entity to the database using the <text:span text:style-name="Source_20_Text">UserRepository</text:span>'s <text:span text:style-name="Source_20_Text">save</text:span> method.</text:p>
        </text:list-item>
        <text:list-item>
          <text:p text:style-name="P28"><text:span text:style-name="Source_20_Text">assertThat</text:span>: This is used to assert that the user saved to the database is not null and its ID is greater than 0, which implies a successful save operation.</text:p>
        </text:list-item>
        <text:list-item>
          <text:p text:style-name="P29"><text:span text:style-name="T15">0) </text:span><text:span text:style-name="T1">@Test</text:span></text:p>
        </text:list-item>
        <text:list-item>
          <text:p text:style-name="P18"><text:span text:style-name="T3"><text:tab/></text:span><text:span text:style-name="T9">public</text:span><text:span text:style-name="T3"> </text:span><text:span text:style-name="T9">void</text:span><text:span text:style-name="T3"> testAddSuccess() {</text:span></text:p>
        </text:list-item>
        <text:list-item>
          <text:p text:style-name="P18"><text:span text:style-name="T3"><text:tab/><text:tab/>User </text:span><text:span text:style-name="T10">newUser</text:span><text:span text:style-name="T3"> = </text:span><text:span text:style-name="T9">new</text:span><text:span text:style-name="T3"> User().email(</text:span><text:span text:style-name="T11">"test@gmail.com"</text:span><text:span text:style-name="T3">)</text:span></text:p>
        </text:list-item>
        <text:list-item>
          <text:p text:style-name="P18"><text:span text:style-name="T3"><text:tab/><text:tab/><text:tab/><text:tab/><text:tab/><text:tab/><text:tab/><text:tab/> .firstName(</text:span><text:span text:style-name="T11">"rani"</text:span><text:span text:style-name="T3">)</text:span></text:p>
        </text:list-item>
        <text:list-item>
          <text:p text:style-name="P18"><text:span text:style-name="T3"><text:tab/><text:tab/><text:tab/><text:tab/><text:tab/><text:tab/><text:tab/><text:tab/> .lastName(</text:span><text:span text:style-name="T11">"bajare"</text:span><text:span text:style-name="T3">)</text:span></text:p>
        </text:list-item>
        <text:list-item>
          <text:p text:style-name="P18"><text:span text:style-name="T3"><text:tab/><text:tab/><text:tab/><text:tab/><text:tab/><text:tab/><text:tab/><text:tab/> .password(</text:span><text:span text:style-name="T11">"rani123"</text:span><text:span text:style-name="T3">);</text:span></text:p>
        </text:list-item>
        <text:list-item>
          <text:p text:style-name="P19"><text:tab/><text:tab/></text:p>
        </text:list-item>
        <text:list-item>
          <text:p text:style-name="P18"><text:span text:style-name="T3"><text:tab/><text:tab/>User </text:span><text:span text:style-name="T10">persistedUser</text:span><text:span text:style-name="T3"> = </text:span><text:span text:style-name="T12">repo</text:span><text:span text:style-name="T3">.save(</text:span><text:span text:style-name="T10">newUser</text:span><text:span text:style-name="T3">);</text:span></text:p>
        </text:list-item>
        <text:list-item>
          <text:p text:style-name="P19"><text:tab/><text:tab/></text:p>
        </text:list-item>
        <text:list-item>
          <text:p text:style-name="P18"><text:soft-page-break/><text:span text:style-name="T3"><text:tab/><text:tab/></text:span><text:span text:style-name="T6">assertThat</text:span><text:span text:style-name="T3">(</text:span><text:span text:style-name="T10">persistedUser</text:span><text:span text:style-name="T3">).isNotNull();</text:span></text:p>
        </text:list-item>
        <text:list-item>
          <text:p text:style-name="P18"><text:span text:style-name="T3"><text:tab/><text:tab/></text:span><text:span text:style-name="T6">assertThat</text:span><text:span text:style-name="T3">(</text:span><text:span text:style-name="T10">persistedUser</text:span><text:span text:style-name="T3">.getId()).isGreaterThan(0);</text:span></text:p>
        </text:list-item>
        <text:list-item>
          <text:p text:style-name="P19"><text:tab/>}</text:p>
        </text:list-item>
        <text:list-item>
          <text:p text:style-name="P19">}</text:p>
        </text:list-item>
        <text:list-item>
          <text:p text:style-name="P17"/>
        </text:list-item>
      </text:list>
      <text:p text:style-name="P2"><text:span text:style-name="Strong_20_Emphasis"/></text:p>
      <text:p text:style-name="Standard"><text:span text:style-name="Strong_20_Emphasis"/></text:p>
      <text:p text:style-name="Standard"><text:span text:style-name="Strong_20_Emphasis"/></text:p>
      <text:p text:style-name="Standard"><text:span text:style-name="Strong_20_Emphasis"><text:span text:style-name="T14">1) </text:span></text:span><text:span text:style-name="Strong_20_Emphasis">testAddShouldReturn400BadRequest()</text:span>: Tests if the API returns a 400 Bad Request when given invalid user data for creation.</text:p>
      <text:p text:style-name="Standard"/>
      <text:p text:style-name="P12">@Test</text:p>
      <text:p text:style-name="P9"><text:span text:style-name="T3"><text:tab/></text:span><text:span text:style-name="T9">public</text:span><text:span text:style-name="T3"> </text:span><text:span text:style-name="T9">void</text:span><text:span text:style-name="T3"> testAddShouldReturn400BadRequest() </text:span><text:span text:style-name="T9">throws</text:span><text:span text:style-name="T3"> Exception {</text:span></text:p>
      <text:p text:style-name="P9"><text:span text:style-name="T3"><text:tab/><text:tab/>User </text:span><text:span text:style-name="T10">newUser</text:span><text:span text:style-name="T3"> = </text:span><text:span text:style-name="T9">new</text:span><text:span text:style-name="T3"> User().email(</text:span><text:span text:style-name="T11">""</text:span><text:span text:style-name="T3">).firstName(</text:span><text:span text:style-name="T11">""</text:span><text:span text:style-name="T3">).</text:span><text:span text:style-name="T5">lastname(“”).password(“’”)</text:span><text:span text:style-name="T3">;</text:span></text:p>
      <text:p text:style-name="P10"><text:tab/><text:tab/></text:p>
      <text:p text:style-name="P9"><text:span text:style-name="T3"><text:tab/><text:tab/>String </text:span><text:span text:style-name="T10">requestBody</text:span><text:span text:style-name="T3"> = </text:span><text:span text:style-name="T12">objectMapper</text:span><text:span text:style-name="T3">.writeValueAsString(</text:span><text:span text:style-name="T10">newUser</text:span><text:span text:style-name="T3">);</text:span></text:p>
      <text:p text:style-name="P10"/>
      <text:p text:style-name="P10"><text:tab/><text:tab/></text:p>
      <text:p text:style-name="P9"><text:span text:style-name="T3"><text:tab/><text:tab/></text:span><text:span text:style-name="T12">mockMvc</text:span><text:span text:style-name="T3">.perform(</text:span><text:span text:style-name="T6">post</text:span><text:span text:style-name="T3">(</text:span><text:span text:style-name="T13">END_POINT_PATH</text:span><text:span text:style-name="T3">).contentType(</text:span><text:span text:style-name="T11">"application/json"</text:span><text:span text:style-name="T3">)</text:span></text:p>
      <text:p text:style-name="P13"><text:span text:style-name="T3">Mockito is </text:span><text:span text:style-name="T7">a Java-based framework used for unit testing of Java applications</text:span><text:span text:style-name="T3">. This mocking framework helps in the development of testable applications. You use Java Reflection API internally to generate mock objects.</text:span></text:p>
      <text:p text:style-name="P11"/>
      <text:p text:style-name="P11"/>
      <text:p text:style-name="P14">This line of code seems to be related to testing a RESTful API endpoint using a framework called Spring MVC in Java.</text:p>
      <text:list xml:id="list585549910" text:style-name="L10">
        <text:list-item>
          <text:p text:style-name="P30"><text:span text:style-name="Source_20_Text">mockMvc.perform</text:span>: This is a method used in the Spring MVC Test framework to perform a request and return a result that allows further assertions or validations in testing.</text:p>
        </text:list-item>
        <text:list-item>
          <text:p text:style-name="P30"><text:span text:style-name="Source_20_Text">post(END_POINT_PATH)</text:span>: This indicates that the test is performing an HTTP POST request to a specific endpoint defined by <text:span text:style-name="Source_20_Text">END_POINT_PATH</text:span>. The <text:span text:style-name="Source_20_Text">post()</text:span> method is typically used to simulate an HTTP POST request in the test.</text:p>
        </text:list-item>
        <text:list-item>
          <text:p text:style-name="P30"><text:span text:style-name="Source_20_Text">.contentType("application/json")</text:span>: This sets the content type of the request to JSON. When you make an HTTP request, you can specify the content type of the request payload, and in this case, it's set to <text:span text:style-name="Source_20_Text">application/json</text:span>, which means the data being sent in the request is in JSON format.</text:p>
        </text:list-item>
      </text:list>
      <text:p text:style-name="Text_20_body">This line essentially simulates a POST request to a specific endpoint (<text:span text:style-name="Source_20_Text">END_POINT_PATH</text:span>) with a content type of JSON, likely as part of testing the functionality or behavior of that endpoint in a Spring MVC application.</text:p>
      <text:p text:style-name="P11"/>
      <text:p text:style-name="P9"><text:span text:style-name="T3"><text:tab/><text:tab/><text:tab/><text:tab/>.content(</text:span><text:span text:style-name="T10">requestBody</text:span><text:span text:style-name="T3">))</text:span></text:p>
      <text:p text:style-name="P9"><text:span text:style-name="T3"><text:tab/><text:tab/><text:tab/><text:tab/>.andExpect(</text:span><text:span text:style-name="T6">status</text:span><text:span text:style-name="T3">().isBadRequest())</text:span></text:p>
      <text:p text:style-name="P9"><text:span text:style-name="T3"><text:tab/><text:tab/><text:tab/><text:tab/>.andDo(</text:span><text:span text:style-name="T6">print</text:span><text:span text:style-name="T3">());</text:span></text:p>
      <text:p text:style-name="P10"><text:tab/><text:tab/></text:p>
      <text:p text:style-name="P4"><text:tab/>}</text:p>
      <text:p text:style-name="P2"><text:span text:style-name="T4">2) </text:span><text:span text:style-name="Strong_20_Emphasis"><text:span text:style-name="T3">testAddShouldReturn201Created()</text:span></text:span><text:span text:style-name="T3">: Verifies if the API correctly returns a 201 Created status when a new user is successfully added.</text:span></text:p>
      <text:p text:style-name="P8">@Test</text:p>
      <text:p text:style-name="P9"><text:span text:style-name="T3"><text:tab/></text:span><text:span text:style-name="T9">public</text:span><text:span text:style-name="T3"> </text:span><text:span text:style-name="T9">void</text:span><text:span text:style-name="T3"> testAddShouldReturn201Created() </text:span><text:span text:style-name="T9">throws</text:span><text:span text:style-name="T3"> Exception {</text:span></text:p>
      <text:p text:style-name="P9"><text:span text:style-name="T3"><text:tab/><text:tab/>User </text:span><text:span text:style-name="T10">newUser</text:span><text:span text:style-name="T3"> = </text:span><text:span text:style-name="T9">new</text:span><text:span text:style-name="T3"> User().email(</text:span><text:span text:style-name="T11">"arati.sandbhor@gmail.com"</text:span><text:span text:style-name="T3">)</text:span></text:p>
      <text:p text:style-name="P9"><text:span text:style-name="T3"><text:tab/><text:tab/><text:tab/><text:tab/><text:tab/><text:tab/><text:tab/><text:tab/> .firstName(</text:span><text:span text:style-name="T11">"arati"</text:span><text:span text:style-name="T3">).lastName(</text:span><text:span text:style-name="T11">"sandbhor"</text:span><text:span text:style-name="T3">)</text:span></text:p>
      <text:p text:style-name="P9"><text:span text:style-name="T3"><text:tab/><text:tab/><text:tab/><text:tab/><text:tab/><text:tab/><text:tab/><text:tab/> .password(</text:span><text:span text:style-name="T11">"arati"</text:span><text:span text:style-name="T3">);</text:span></text:p>
      <text:p text:style-name="P10"><text:soft-page-break/><text:tab/><text:tab/></text:p>
      <text:p text:style-name="P9"><text:span text:style-name="T3"><text:tab/><text:tab/>Mockito.</text:span><text:span text:style-name="T6">when</text:span><text:span text:style-name="T3">(</text:span><text:span text:style-name="T12">service</text:span><text:span text:style-name="T3">.add(</text:span><text:span text:style-name="T10">newUser</text:span><text:span text:style-name="T3">)).thenReturn(</text:span><text:span text:style-name="T10">newUser</text:span><text:span text:style-name="T3">.id(1L));</text:span></text:p>
      <text:p text:style-name="P10"><text:tab/><text:tab/></text:p>
      <text:p text:style-name="P9"><text:span text:style-name="T3"><text:tab/><text:tab/>String </text:span><text:span text:style-name="T10">requestBody</text:span><text:span text:style-name="T3"> = </text:span><text:span text:style-name="T12">objectMapper</text:span><text:span text:style-name="T3">.writeValueAsString(</text:span><text:span text:style-name="T10">newUser</text:span><text:span text:style-name="T3">);</text:span></text:p>
      <text:p text:style-name="P10"><text:tab/><text:tab/></text:p>
      <text:p text:style-name="P9"><text:span text:style-name="T3"><text:tab/><text:tab/></text:span><text:span text:style-name="T12">mockMvc</text:span><text:span text:style-name="T3">.perform(</text:span><text:span text:style-name="T6">post</text:span><text:span text:style-name="T3">(</text:span><text:span text:style-name="T13">END_POINT_PATH</text:span><text:span text:style-name="T3">).contentType(</text:span><text:span text:style-name="T11">"application/json"</text:span><text:span text:style-name="T3">)</text:span></text:p>
      <text:p text:style-name="P9"><text:span text:style-name="T3"><text:tab/><text:tab/><text:tab/><text:tab/>.content(</text:span><text:span text:style-name="T10">requestBody</text:span><text:span text:style-name="T3">))</text:span></text:p>
      <text:p text:style-name="P9"><text:span text:style-name="T3"><text:tab/><text:tab/><text:tab/><text:tab/>.andExpect(</text:span><text:span text:style-name="T6">status</text:span><text:span text:style-name="T3">().isCreated())</text:span></text:p>
      <text:p text:style-name="P9"><text:span text:style-name="T3"><text:tab/><text:tab/><text:tab/><text:tab/>.andDo(</text:span><text:span text:style-name="T6">print</text:span><text:span text:style-name="T3">())</text:span></text:p>
      <text:p text:style-name="P10"><text:tab/><text:tab/>;</text:p>
      <text:p text:style-name="P10"><text:tab/><text:tab/></text:p>
      <text:p text:style-name="P9"><text:span text:style-name="T3"><text:tab/><text:tab/>Mockito.</text:span><text:span text:style-name="T6">verify</text:span><text:span text:style-name="T3">(</text:span><text:span text:style-name="T12">service</text:span><text:span text:style-name="T3">, </text:span><text:span text:style-name="T6">times</text:span><text:span text:style-name="T3">(1)).add(</text:span><text:span text:style-name="T10">newUser</text:span><text:span text:style-name="T3">);</text:span></text:p>
      <text:p text:style-name="P10"><text:tab/>}<text:tab/></text:p>
      <text:p text:style-name="P5"><text:tab/></text:p>
      <text:p text:style-name="P2"><text:span text:style-name="T4">3)</text:span><text:span text:style-name="Strong_20_Emphasis"><text:span text:style-name="T3">testGetShouldReturn404NotFound()</text:span></text:span><text:span text:style-name="T3">: Checks if the API returns a 404 Not Found status when trying to get a non-existent user.</text:span></text:p>
      <text:p text:style-name="P6"/>
      <text:p text:style-name="P8">@Test</text:p>
      <text:p text:style-name="P9"><text:span text:style-name="T3"><text:tab/></text:span><text:span text:style-name="T9">public</text:span><text:span text:style-name="T3"> </text:span><text:span text:style-name="T9">void</text:span><text:span text:style-name="T3"> testGetShouldReturn404NotFound() </text:span><text:span text:style-name="T9">throws</text:span><text:span text:style-name="T3"> Exception {</text:span></text:p>
      <text:p text:style-name="P9"><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10"><text:tab/><text:tab/></text:p>
      <text:p text:style-name="P9"><text:span text:style-name="T3"><text:tab/><text:tab/>Mockito.</text:span><text:span text:style-name="T6">when</text:span><text:span text:style-name="T3">(</text:span><text:span text:style-name="T12">service</text:span><text:span text:style-name="T3">.get(</text:span><text:span text:style-name="T10">userId</text:span><text:span text:style-name="T3">)).thenThrow(UserNotFoundException.</text:span><text:span text:style-name="T9">class</text:span><text:span text:style-name="T3">);</text:span></text:p>
      <text:p text:style-name="P10"><text:tab/><text:tab/></text:p>
      <text:p text:style-name="P9"><text:span text:style-name="T3"><text:tab/><text:tab/></text:span><text:span text:style-name="T12">mockMvc</text:span><text:span text:style-name="T3">.perform(</text:span><text:span text:style-name="T6">get</text:span><text:span text:style-name="T3">(</text:span><text:span text:style-name="T10">requestURI</text:span><text:span text:style-name="T3">))</text:span></text:p>
      <text:p text:style-name="P9"><text:span text:style-name="T3"><text:tab/><text:tab/><text:tab/>.andExpect(</text:span><text:span text:style-name="T6">status</text:span><text:span text:style-name="T3">().isNotFound())</text:span></text:p>
      <text:p text:style-name="P9"><text:span text:style-name="T3"><text:tab/><text:tab/><text:tab/>.andDo(</text:span><text:span text:style-name="T6">print</text:span><text:span text:style-name="T3">());</text:span></text:p>
      <text:p text:style-name="P5"><text:tab/>}</text:p>
      <text:p text:style-name="P2"><text:span text:style-name="T4">4)</text:span><text:span text:style-name="Strong_20_Emphasis"><text:span text:style-name="T3">testGetShouldReturn200OK()</text:span></text:span><text:span text:style-name="T3">: Tests if fetching an existing user correctly returns a 200 OK status.</text:span></text:p>
      <text:p text:style-name="P8">@Test</text:p>
      <text:p text:style-name="P9"><text:span text:style-name="T3"><text:tab/></text:span><text:span text:style-name="T9">public</text:span><text:span text:style-name="T3"> </text:span><text:span text:style-name="T9">void</text:span><text:span text:style-name="T3"> testGetShouldReturn200OK() </text:span><text:span text:style-name="T9">throws</text:span><text:span text:style-name="T3"> Exception {</text:span></text:p>
      <text:p text:style-name="P9"><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9"><text:span text:style-name="T3"><text:tab/><text:tab/>String </text:span><text:span text:style-name="T10">email</text:span><text:span text:style-name="T3"> = </text:span><text:span text:style-name="T11">"arati.sandbhor@gmail.com"</text:span><text:span text:style-name="T3">;</text:span></text:p>
      <text:p text:style-name="P10"><text:tab/><text:tab/></text:p>
      <text:p text:style-name="P9"><text:span text:style-name="T3"><text:tab/><text:tab/>User </text:span><text:span text:style-name="T10">user</text:span><text:span text:style-name="T3"> = </text:span><text:span text:style-name="T9">new</text:span><text:span text:style-name="T3"> User().email(</text:span><text:span text:style-name="T10">email</text:span><text:span text:style-name="T3">)</text:span></text:p>
      <text:p text:style-name="P9"><text:span text:style-name="T3"><text:tab/><text:tab/><text:tab/><text:tab/> .firstName(</text:span><text:span text:style-name="T11">"arati"</text:span><text:span text:style-name="T3">).lastName(</text:span><text:span text:style-name="T11">"sandbhor"</text:span><text:span text:style-name="T3">)</text:span></text:p>
      <text:p text:style-name="P9"><text:span text:style-name="T3"><text:tab/><text:tab/><text:tab/><text:tab/> .password(</text:span><text:span text:style-name="T11">"arati"</text:span><text:span text:style-name="T3">)</text:span></text:p>
      <text:p text:style-name="P9"><text:span text:style-name="T3"><text:tab/><text:tab/><text:tab/><text:tab/> .id(</text:span><text:span text:style-name="T10">userId</text:span><text:span text:style-name="T3">);</text:span></text:p>
      <text:p text:style-name="P10"><text:tab/><text:tab/></text:p>
      <text:p text:style-name="P9"><text:span text:style-name="T3"><text:tab/><text:tab/>Mockito.</text:span><text:span text:style-name="T6">when</text:span><text:span text:style-name="T3">(</text:span><text:span text:style-name="T12">service</text:span><text:span text:style-name="T3">.get(</text:span><text:span text:style-name="T10">userId</text:span><text:span text:style-name="T3">)).thenReturn(</text:span><text:span text:style-name="T10">user</text:span><text:span text:style-name="T3">);</text:span></text:p>
      <text:p text:style-name="P10"><text:tab/><text:tab/></text:p>
      <text:p text:style-name="P9"><text:span text:style-name="T3"><text:tab/><text:tab/></text:span><text:span text:style-name="T12">mockMvc</text:span><text:span text:style-name="T3">.perform(</text:span><text:span text:style-name="T6">get</text:span><text:span text:style-name="T3">(</text:span><text:span text:style-name="T10">requestURI</text:span><text:span text:style-name="T3">))</text:span></text:p>
      <text:p text:style-name="P9"><text:span text:style-name="T3"><text:tab/><text:tab/><text:tab/>.andExpect(</text:span><text:span text:style-name="T6">status</text:span><text:span text:style-name="T3">().isOk())</text:span></text:p>
      <text:p text:style-name="P9"><text:span text:style-name="T3"><text:tab/><text:tab/><text:tab/>.andExpect(</text:span><text:span text:style-name="T6">content</text:span><text:span text:style-name="T3">().contentType(</text:span><text:span text:style-name="T11">"application/json"</text:span><text:span text:style-name="T3">))</text:span></text:p>
      <text:p text:style-name="P9"><text:span text:style-name="T3"><text:tab/><text:tab/><text:tab/>.andExpect(</text:span><text:span text:style-name="T6">jsonPath</text:span><text:span text:style-name="T3">(</text:span><text:span text:style-name="T11">"$.email"</text:span><text:span text:style-name="T3">, </text:span><text:span text:style-name="T6">is</text:span><text:span text:style-name="T3">(</text:span><text:span text:style-name="T10">email</text:span><text:span text:style-name="T3">)))</text:span></text:p>
      <text:p text:style-name="P9"><text:span text:style-name="T3"><text:tab/><text:tab/><text:tab/>.andDo(</text:span><text:span text:style-name="T6">print</text:span><text:span text:style-name="T3">());</text:span></text:p>
      <text:p text:style-name="P10"><text:tab/>}</text:p>
      <text:p text:style-name="P5"><text:tab/></text:p>
      <text:p text:style-name="P2"><text:span text:style-name="T4">5)</text:span><text:span text:style-name="Strong_20_Emphasis"><text:span text:style-name="T3">testListShouldReturn204NoContent()</text:span></text:span><text:span text:style-name="T3">: Ensures that the API returns a 204 No Content status when there are no users to list.</text:span></text:p>
      <text:p text:style-name="P8">@Test</text:p>
      <text:p text:style-name="P9"><text:span text:style-name="T3"><text:tab/></text:span><text:span text:style-name="T9">public</text:span><text:span text:style-name="T3"> </text:span><text:span text:style-name="T9">void</text:span><text:span text:style-name="T3"> testListShouldReturn204NoContent() </text:span><text:span text:style-name="T9">throws</text:span><text:span text:style-name="T3"> Exception {</text:span></text:p>
      <text:p text:style-name="P9"><text:span text:style-name="T3"><text:tab/><text:tab/>Mockito.</text:span><text:span text:style-name="T6">when</text:span><text:span text:style-name="T3">(</text:span><text:span text:style-name="T12">service</text:span><text:span text:style-name="T3">.list()).thenReturn(</text:span><text:span text:style-name="T9">new</text:span><text:span text:style-name="T3"> ArrayList&lt;&gt;());</text:span></text:p>
      <text:p text:style-name="P10"><text:tab/><text:tab/></text:p>
      <text:p text:style-name="P9"><text:span text:style-name="T3"><text:tab/><text:tab/></text:span><text:span text:style-name="T12">mockMvc</text:span><text:span text:style-name="T3">.perform(</text:span><text:span text:style-name="T6">get</text:span><text:span text:style-name="T3">(</text:span><text:span text:style-name="T13">END_POINT_PATH</text:span><text:span text:style-name="T3">))</text:span></text:p>
      <text:p text:style-name="P9"><text:span text:style-name="T3"><text:tab/><text:tab/><text:tab/>.andExpect(</text:span><text:span text:style-name="T6">status</text:span><text:span text:style-name="T3">().isNoContent())</text:span></text:p>
      <text:p text:style-name="P9"><text:span text:style-name="T3"><text:tab/><text:tab/><text:tab/>.andDo(</text:span><text:span text:style-name="T6">print</text:span><text:span text:style-name="T3">());<text:tab/><text:tab/></text:span></text:p>
      <text:p text:style-name="P5"><text:tab/>}</text:p>
      <text:p text:style-name="P6"/>
      <text:p text:style-name="P2"><text:soft-page-break/><text:span text:style-name="T4">6)</text:span><text:span text:style-name="Strong_20_Emphasis"><text:span text:style-name="T3">testListShouldReturn200OK()</text:span></text:span><text:span text:style-name="T3">: Checks if the API returns a 200 OK status with a list of users when available.</text:span></text:p>
      <text:p text:style-name="P8">@Test</text:p>
      <text:p text:style-name="P9"><text:span text:style-name="T3"><text:tab/></text:span><text:span text:style-name="T9">public</text:span><text:span text:style-name="T3"> </text:span><text:span text:style-name="T9">void</text:span><text:span text:style-name="T3"> testListShouldReturn200OK() </text:span><text:span text:style-name="T9">throws</text:span><text:span text:style-name="T3"> Exception {</text:span></text:p>
      <text:p text:style-name="P9"><text:span text:style-name="T3"><text:tab/><text:tab/>User </text:span><text:span text:style-name="T10">user1</text:span><text:span text:style-name="T3"> = </text:span><text:span text:style-name="T9">new</text:span><text:span text:style-name="T3"> User().email(</text:span><text:span text:style-name="T11">"arati.sandbhor@gmail.com"</text:span><text:span text:style-name="T3">)</text:span></text:p>
      <text:p text:style-name="P9"><text:span text:style-name="T3"><text:tab/><text:tab/><text:tab/><text:tab/> .firstName(</text:span><text:span text:style-name="T11">"arati"</text:span><text:span text:style-name="T3">).lastName(</text:span><text:span text:style-name="T11">"sandbhor"</text:span><text:span text:style-name="T3">)</text:span></text:p>
      <text:p text:style-name="P9"><text:span text:style-name="T3"><text:tab/><text:tab/><text:tab/><text:tab/> .password(</text:span><text:span text:style-name="T11">"arati"</text:span><text:span text:style-name="T3">)</text:span></text:p>
      <text:p text:style-name="P10"><text:tab/><text:tab/><text:tab/><text:tab/> .id(1L);</text:p>
      <text:p text:style-name="P10"><text:tab/><text:tab/></text:p>
      <text:p text:style-name="P9"><text:span text:style-name="T3"><text:tab/><text:tab/>User </text:span><text:span text:style-name="T10">user2</text:span><text:span text:style-name="T3"> = </text:span><text:span text:style-name="T9">new</text:span><text:span text:style-name="T3"> User().email(</text:span><text:span text:style-name="T11">"archana.dasgude@gmail.com"</text:span><text:span text:style-name="T3">)</text:span></text:p>
      <text:p text:style-name="P9"><text:span text:style-name="T3"><text:tab/><text:tab/><text:tab/><text:tab/> .firstName(</text:span><text:span text:style-name="T11">"archana"</text:span><text:span text:style-name="T3">).lastName(</text:span><text:span text:style-name="T11">"dasgude"</text:span><text:span text:style-name="T3">)</text:span></text:p>
      <text:p text:style-name="P9"><text:span text:style-name="T3"><text:tab/><text:tab/><text:tab/><text:tab/> .password(</text:span><text:span text:style-name="T11">"archana"</text:span><text:span text:style-name="T3">)</text:span></text:p>
      <text:p text:style-name="P10"><text:tab/><text:tab/><text:tab/><text:tab/> .id(2L);</text:p>
      <text:p text:style-name="P10"><text:tab/><text:tab/></text:p>
      <text:p text:style-name="P9"><text:span text:style-name="T3"><text:tab/><text:tab/>List&lt;User&gt; </text:span><text:span text:style-name="T10">listUser</text:span><text:span text:style-name="T3"> = List.</text:span><text:span text:style-name="T6">of</text:span><text:span text:style-name="T3">(</text:span><text:span text:style-name="T10">user1</text:span><text:span text:style-name="T3">, </text:span><text:span text:style-name="T10">user2</text:span><text:span text:style-name="T3">);</text:span></text:p>
      <text:p text:style-name="P10"><text:tab/><text:tab/></text:p>
      <text:p text:style-name="P9"><text:span text:style-name="T3"><text:tab/><text:tab/>Mockito.</text:span><text:span text:style-name="T6">when</text:span><text:span text:style-name="T3">(</text:span><text:span text:style-name="T12">service</text:span><text:span text:style-name="T3">.list()).thenReturn(</text:span><text:span text:style-name="T10">listUser</text:span><text:span text:style-name="T3">);</text:span></text:p>
      <text:p text:style-name="P10"><text:tab/><text:tab/></text:p>
      <text:p text:style-name="P9"><text:span text:style-name="T3"><text:tab/><text:tab/></text:span><text:span text:style-name="T12">mockMvc</text:span><text:span text:style-name="T3">.perform(</text:span><text:span text:style-name="T6">get</text:span><text:span text:style-name="T3">(</text:span><text:span text:style-name="T13">END_POINT_PATH</text:span><text:span text:style-name="T3">))</text:span></text:p>
      <text:p text:style-name="P9"><text:span text:style-name="T3"><text:tab/><text:tab/><text:tab/>.andExpect(</text:span><text:span text:style-name="T6">status</text:span><text:span text:style-name="T3">().isOk())</text:span></text:p>
      <text:p text:style-name="P9"><text:span text:style-name="T3"><text:tab/><text:tab/><text:tab/>.andExpect(</text:span><text:span text:style-name="T6">content</text:span><text:span text:style-name="T3">().contentType(</text:span><text:span text:style-name="T11">"application/json"</text:span><text:span text:style-name="T3">))</text:span></text:p>
      <text:p text:style-name="P9"><text:span text:style-name="T3"><text:tab/><text:tab/><text:tab/>.andExpect(</text:span><text:span text:style-name="T6">jsonPath</text:span><text:span text:style-name="T3">(</text:span><text:span text:style-name="T11">"$[0].email"</text:span><text:span text:style-name="T3">, </text:span><text:span text:style-name="T6">is</text:span><text:span text:style-name="T3">(</text:span><text:span text:style-name="T11">"arati.sandbhor@gmail.com"</text:span><text:span text:style-name="T3">)))</text:span></text:p>
      <text:p text:style-name="P9"><text:span text:style-name="T3"><text:tab/><text:tab/><text:tab/>.andExpect(</text:span><text:span text:style-name="T6">jsonPath</text:span><text:span text:style-name="T3">(</text:span><text:span text:style-name="T11">"$[1].email"</text:span><text:span text:style-name="T3">, </text:span><text:span text:style-name="T6">is</text:span><text:span text:style-name="T3">(</text:span><text:span text:style-name="T11">"archana.dasgude@gmail.com"</text:span><text:span text:style-name="T3">)))</text:span></text:p>
      <text:p text:style-name="P9"><text:span text:style-name="T3"><text:tab/><text:tab/><text:tab/>.andDo(</text:span><text:span text:style-name="T6">print</text:span><text:span text:style-name="T3">());<text:tab/><text:tab/></text:span></text:p>
      <text:p text:style-name="P10"><text:tab/>}<text:tab/></text:p>
      <text:p text:style-name="P5"><text:tab/></text:p>
      <text:p text:style-name="P2"><text:span text:style-name="T4">7)</text:span><text:span text:style-name="Strong_20_Emphasis"><text:span text:style-name="T3">testDeleteShouldReturn404NotFound()</text:span></text:span><text:span text:style-name="T3">: Verifies that the API returns a 404 Not Found status when trying to delete a non-existent user.</text:span></text:p>
      <text:p text:style-name="P8">@Test</text:p>
      <text:p text:style-name="P9"><text:span text:style-name="T3"><text:tab/></text:span><text:span text:style-name="T9">public</text:span><text:span text:style-name="T3"> </text:span><text:span text:style-name="T9">void</text:span><text:span text:style-name="T3"> testDeleteShouldReturn404NotFound() </text:span><text:span text:style-name="T9">throws</text:span><text:span text:style-name="T3"> Exception {</text:span></text:p>
      <text:p text:style-name="P9"><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10"><text:tab/><text:tab/></text:p>
      <text:p text:style-name="P9"><text:span text:style-name="T3"><text:tab/><text:tab/>Mockito.</text:span><text:span text:style-name="T6">doThrow</text:span><text:span text:style-name="T3">(UserNotFoundException.</text:span><text:span text:style-name="T9">class</text:span><text:span text:style-name="T3">).when(</text:span><text:span text:style-name="T12">service</text:span><text:span text:style-name="T3">).delete(</text:span><text:span text:style-name="T10">userId</text:span><text:span text:style-name="T3">);;</text:span></text:p>
      <text:p text:style-name="P10"><text:tab/><text:tab/></text:p>
      <text:p text:style-name="P9"><text:span text:style-name="T3"><text:tab/><text:tab/></text:span><text:span text:style-name="T12">mockMvc</text:span><text:span text:style-name="T3">.perform(</text:span><text:span text:style-name="T6">delete</text:span><text:span text:style-name="T3">(</text:span><text:span text:style-name="T10">requestURI</text:span><text:span text:style-name="T3">))</text:span></text:p>
      <text:p text:style-name="P9"><text:span text:style-name="T3"><text:tab/><text:tab/><text:tab/>.andExpect(</text:span><text:span text:style-name="T6">status</text:span><text:span text:style-name="T3">().isNotFound())</text:span></text:p>
      <text:p text:style-name="P9"><text:span text:style-name="T3"><text:tab/><text:tab/><text:tab/>.andDo(</text:span><text:span text:style-name="T6">print</text:span><text:span text:style-name="T3">());<text:tab/><text:tab/></text:span></text:p>
      <text:p text:style-name="P5"><text:tab/>}</text:p>
      <text:p text:style-name="P2"><text:span text:style-name="T4">8)</text:span><text:span text:style-name="Strong_20_Emphasis"><text:span text:style-name="T3">testDeleteShouldReturn200OK()</text:span></text:span><text:span text:style-name="T3">: Tests if deleting an existing user returns a 204 No Content status.</text:span></text:p>
      <text:p text:style-name="P8">@Test</text:p>
      <text:p text:style-name="P9"><text:span text:style-name="T3"><text:tab/></text:span><text:span text:style-name="T9">public</text:span><text:span text:style-name="T3"> </text:span><text:span text:style-name="T9">void</text:span><text:span text:style-name="T3"> testDeleteShouldReturn200OK() </text:span><text:span text:style-name="T9">throws</text:span><text:span text:style-name="T3"> Exception {</text:span></text:p>
      <text:p text:style-name="P9"><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10"><text:tab/><text:tab/></text:p>
      <text:p text:style-name="P9"><text:span text:style-name="T3"><text:tab/><text:tab/>Mockito.</text:span><text:span text:style-name="T6">doNothing</text:span><text:span text:style-name="T3">().when(</text:span><text:span text:style-name="T12">service</text:span><text:span text:style-name="T3">).delete(</text:span><text:span text:style-name="T10">userId</text:span><text:span text:style-name="T3">);;</text:span></text:p>
      <text:p text:style-name="P10"><text:tab/><text:tab/></text:p>
      <text:p text:style-name="P9"><text:span text:style-name="T3"><text:tab/><text:tab/></text:span><text:span text:style-name="T12">mockMvc</text:span><text:span text:style-name="T3">.perform(</text:span><text:span text:style-name="T6">delete</text:span><text:span text:style-name="T3">(</text:span><text:span text:style-name="T10">requestURI</text:span><text:span text:style-name="T3">))</text:span></text:p>
      <text:p text:style-name="P9"><text:span text:style-name="T3"><text:tab/><text:tab/><text:tab/>.andExpect(</text:span><text:span text:style-name="T6">status</text:span><text:span text:style-name="T3">().isNoContent())</text:span></text:p>
      <text:p text:style-name="P9"><text:span text:style-name="T3"><text:tab/><text:tab/><text:tab/>.andDo(</text:span><text:span text:style-name="T6">print</text:span><text:span text:style-name="T3">());<text:tab/><text:tab/></text:span></text:p>
      <text:p text:style-name="P5"><text:tab/>}</text:p>
      <text:p text:style-name="P6"/>
      <text:p text:style-name="P2"><text:span text:style-name="T4">9)</text:span><text:span text:style-name="Strong_20_Emphasis"><text:span text:style-name="T3">testUpdateShouldReturn404NotFound()</text:span></text:span><text:span text:style-name="T3">: Ensures that the API returns a 404 Not Found status when trying to update a non-existent user.</text:span></text:p>
      <text:p text:style-name="P6"/>
      <text:p text:style-name="P8">@Test</text:p>
      <text:p text:style-name="P9"><text:span text:style-name="T3"><text:tab/></text:span><text:span text:style-name="T9">public</text:span><text:span text:style-name="T3"> </text:span><text:span text:style-name="T9">void</text:span><text:span text:style-name="T3"> testUpdateShouldReturn404NotFound() </text:span><text:span text:style-name="T9">throws</text:span><text:span text:style-name="T3"> Exception {</text:span></text:p>
      <text:p text:style-name="P9"><text:soft-page-break/><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10"><text:tab/><text:tab/></text:p>
      <text:p text:style-name="P9"><text:span text:style-name="T3"><text:tab/><text:tab/>User </text:span><text:span text:style-name="T10">user</text:span><text:span text:style-name="T3"> = </text:span><text:span text:style-name="T9">new</text:span><text:span text:style-name="T3"> User().email(</text:span><text:span text:style-name="T11">"arati.sandbhor@gmail.com"</text:span><text:span text:style-name="T3">)</text:span></text:p>
      <text:p text:style-name="P9"><text:span text:style-name="T3"><text:tab/><text:tab/><text:tab/><text:tab/><text:tab/><text:tab/><text:tab/> .firstName(</text:span><text:span text:style-name="T11">"arati"</text:span><text:span text:style-name="T3">).lastName(</text:span><text:span text:style-name="T11">"sandbhor"</text:span><text:span text:style-name="T3">)</text:span></text:p>
      <text:p text:style-name="P9"><text:span text:style-name="T3"><text:tab/><text:tab/><text:tab/><text:tab/><text:tab/><text:tab/><text:tab/> .password(</text:span><text:span text:style-name="T11">"arati"</text:span><text:span text:style-name="T3">)</text:span></text:p>
      <text:p text:style-name="P9"><text:span text:style-name="T3"><text:tab/><text:tab/><text:tab/><text:tab/><text:tab/><text:tab/><text:tab/> .id(</text:span><text:span text:style-name="T10">userId</text:span><text:span text:style-name="T3">);</text:span></text:p>
      <text:p text:style-name="P10"><text:tab/><text:tab/></text:p>
      <text:p text:style-name="P9"><text:span text:style-name="T3"><text:tab/><text:tab/>Mockito.</text:span><text:span text:style-name="T6">when</text:span><text:span text:style-name="T3">(</text:span><text:span text:style-name="T12">service</text:span><text:span text:style-name="T3">.update(</text:span><text:span text:style-name="T10">user</text:span><text:span text:style-name="T3">)).thenThrow(UserNotFoundException.</text:span><text:span text:style-name="T9">class</text:span><text:span text:style-name="T3">);</text:span></text:p>
      <text:p text:style-name="P10"><text:tab/><text:tab/></text:p>
      <text:p text:style-name="P9"><text:span text:style-name="T3"><text:tab/><text:tab/>String </text:span><text:span text:style-name="T10">requestBody</text:span><text:span text:style-name="T3"> = </text:span><text:span text:style-name="T12">objectMapper</text:span><text:span text:style-name="T3">.writeValueAsString(</text:span><text:span text:style-name="T10">user</text:span><text:span text:style-name="T3">);</text:span></text:p>
      <text:p text:style-name="P10"><text:tab/><text:tab/></text:p>
      <text:p text:style-name="P9"><text:span text:style-name="T3"><text:tab/><text:tab/></text:span><text:span text:style-name="T12">mockMvc</text:span><text:span text:style-name="T3">.perform(</text:span><text:span text:style-name="T6">put</text:span><text:span text:style-name="T3">(</text:span><text:span text:style-name="T10">requestURI</text:span><text:span text:style-name="T3">).contentType(</text:span><text:span text:style-name="T11">"application/json"</text:span><text:span text:style-name="T3">).content(</text:span><text:span text:style-name="T10">requestBody</text:span><text:span text:style-name="T3">))</text:span></text:p>
      <text:p text:style-name="P9"><text:span text:style-name="T3"><text:tab/><text:tab/><text:tab/>.andExpect(</text:span><text:span text:style-name="T6">status</text:span><text:span text:style-name="T3">().isNotFound())</text:span></text:p>
      <text:p text:style-name="P9"><text:span text:style-name="T3"><text:tab/><text:tab/><text:tab/>.andDo(</text:span><text:span text:style-name="T6">print</text:span><text:span text:style-name="T3">());<text:tab/><text:tab/></text:span></text:p>
      <text:p text:style-name="P10"><text:tab/>}</text:p>
      <text:p text:style-name="P5"><text:tab/></text:p>
      <text:p text:style-name="P2"><text:span text:style-name="T4">10)</text:span><text:span text:style-name="Strong_20_Emphasis"><text:span text:style-name="T3">testUpdateShouldReturn400BadRequest()</text:span></text:span><text:span text:style-name="T3">: Tests if updating a user with invalid data results in a 400 Bad Request status.</text:span></text:p>
      <text:p text:style-name="P6"/>
      <text:p text:style-name="P8">@Test</text:p>
      <text:p text:style-name="P9"><text:span text:style-name="T3"><text:tab/></text:span><text:span text:style-name="T9">public</text:span><text:span text:style-name="T3"> </text:span><text:span text:style-name="T9">void</text:span><text:span text:style-name="T3"> testUpdateShouldReturn400BadRequest() </text:span><text:span text:style-name="T9">throws</text:span><text:span text:style-name="T3"> Exception {</text:span></text:p>
      <text:p text:style-name="P9"><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10"><text:tab/><text:tab/></text:p>
      <text:p text:style-name="P9"><text:span text:style-name="T3"><text:tab/><text:tab/>User </text:span><text:span text:style-name="T10">user</text:span><text:span text:style-name="T3"> = </text:span><text:span text:style-name="T9">new</text:span><text:span text:style-name="T3"> User().email(</text:span><text:span text:style-name="T11">"arati.sandbhor"</text:span><text:span text:style-name="T3">)</text:span></text:p>
      <text:p text:style-name="P9"><text:span text:style-name="T3"><text:tab/><text:tab/><text:tab/><text:tab/><text:tab/><text:tab/><text:tab/> .firstName(</text:span><text:span text:style-name="T11">"arati"</text:span><text:span text:style-name="T3">).lastName(</text:span><text:span text:style-name="T11">"sandbhor"</text:span><text:span text:style-name="T3">)</text:span></text:p>
      <text:p text:style-name="P9"><text:span text:style-name="T3"><text:tab/><text:tab/><text:tab/><text:tab/><text:tab/><text:tab/><text:tab/> .password(</text:span><text:span text:style-name="T11">"arati"</text:span><text:span text:style-name="T3">)</text:span></text:p>
      <text:p text:style-name="P9"><text:span text:style-name="T3"><text:tab/><text:tab/><text:tab/><text:tab/><text:tab/><text:tab/><text:tab/> .id(</text:span><text:span text:style-name="T10">userId</text:span><text:span text:style-name="T3">);</text:span></text:p>
      <text:p text:style-name="P10"><text:tab/><text:tab/></text:p>
      <text:p text:style-name="P9"><text:span text:style-name="T3"><text:tab/><text:tab/>String </text:span><text:span text:style-name="T10">requestBody</text:span><text:span text:style-name="T3"> = </text:span><text:span text:style-name="T12">objectMapper</text:span><text:span text:style-name="T3">.writeValueAsString(</text:span><text:span text:style-name="T10">user</text:span><text:span text:style-name="T3">);</text:span></text:p>
      <text:p text:style-name="P10"><text:tab/><text:tab/></text:p>
      <text:p text:style-name="P9"><text:span text:style-name="T3"><text:tab/><text:tab/></text:span><text:span text:style-name="T12">mockMvc</text:span><text:span text:style-name="T3">.perform(</text:span><text:span text:style-name="T6">put</text:span><text:span text:style-name="T3">(</text:span><text:span text:style-name="T10">requestURI</text:span><text:span text:style-name="T3">).contentType(</text:span><text:span text:style-name="T11">"application/json"</text:span><text:span text:style-name="T3">).content(</text:span><text:span text:style-name="T10">requestBody</text:span><text:span text:style-name="T3">))</text:span></text:p>
      <text:p text:style-name="P9"><text:span text:style-name="T3"><text:tab/><text:tab/><text:tab/>.andExpect(</text:span><text:span text:style-name="T6">status</text:span><text:span text:style-name="T3">().isBadRequest())</text:span></text:p>
      <text:p text:style-name="P9"><text:span text:style-name="T3"><text:tab/><text:tab/><text:tab/>.andDo(</text:span><text:span text:style-name="T6">print</text:span><text:span text:style-name="T3">());<text:tab/><text:tab/></text:span></text:p>
      <text:p text:style-name="P5"><text:tab/>}</text:p>
      <text:p text:style-name="P6"/>
      <text:p text:style-name="P2"><text:span text:style-name="T4">11)</text:span><text:span text:style-name="Strong_20_Emphasis"><text:span text:style-name="T3">testUpdateShouldReturn200OK()</text:span></text:span><text:span text:style-name="T3">: Verifies that updating an existing user correctly returns a 200 OK status.</text:span></text:p>
      <text:p text:style-name="P6"/>
      <text:p text:style-name="P8">@Test</text:p>
      <text:p text:style-name="P9"><text:span text:style-name="T3"><text:tab/></text:span><text:span text:style-name="T9">public</text:span><text:span text:style-name="T3"> </text:span><text:span text:style-name="T9">void</text:span><text:span text:style-name="T3"> testUpdateShouldReturn200OK() </text:span><text:span text:style-name="T9">throws</text:span><text:span text:style-name="T3"> Exception {</text:span></text:p>
      <text:p text:style-name="P9"><text:span text:style-name="T3"><text:tab/><text:tab/>Long </text:span><text:span text:style-name="T10">userId</text:span><text:span text:style-name="T3"> = 123L;</text:span></text:p>
      <text:p text:style-name="P9"><text:span text:style-name="T3"><text:tab/><text:tab/>String </text:span><text:span text:style-name="T10">requestURI</text:span><text:span text:style-name="T3"> = </text:span><text:span text:style-name="T13">END_POINT_PATH</text:span><text:span text:style-name="T3"> + </text:span><text:span text:style-name="T11">"/"</text:span><text:span text:style-name="T3"> + </text:span><text:span text:style-name="T10">userId</text:span><text:span text:style-name="T3">;</text:span></text:p>
      <text:p text:style-name="P10"><text:tab/><text:tab/></text:p>
      <text:p text:style-name="P9"><text:span text:style-name="T3"><text:tab/><text:tab/>String </text:span><text:span text:style-name="T10">email</text:span><text:span text:style-name="T3"> = </text:span><text:span text:style-name="T11">"arati.sandbhor@gmail.com"</text:span><text:span text:style-name="T3">;<text:tab/><text:tab/></text:span></text:p>
      <text:p text:style-name="P9"><text:span text:style-name="T3"><text:tab/><text:tab/>User </text:span><text:span text:style-name="T10">user</text:span><text:span text:style-name="T3"> = </text:span><text:span text:style-name="T9">new</text:span><text:span text:style-name="T3"> User().email(</text:span><text:span text:style-name="T10">email</text:span><text:span text:style-name="T3">)</text:span></text:p>
      <text:p text:style-name="P9"><text:span text:style-name="T3"><text:tab/><text:tab/><text:tab/><text:tab/><text:tab/><text:tab/><text:tab/> .firstName(</text:span><text:span text:style-name="T11">"arati"</text:span><text:span text:style-name="T3">).lastName(</text:span><text:span text:style-name="T11">"sandbhor"</text:span><text:span text:style-name="T3">)</text:span></text:p>
      <text:p text:style-name="P9"><text:span text:style-name="T3"><text:tab/><text:tab/><text:tab/><text:tab/><text:tab/><text:tab/><text:tab/> .password(</text:span><text:span text:style-name="T11">"arati"</text:span><text:span text:style-name="T3">)</text:span></text:p>
      <text:p text:style-name="P9"><text:span text:style-name="T3"><text:tab/><text:tab/><text:tab/><text:tab/><text:tab/><text:tab/><text:tab/> .id(</text:span><text:span text:style-name="T10">userId</text:span><text:span text:style-name="T3">);</text:span></text:p>
      <text:p text:style-name="P10"><text:tab/><text:tab/></text:p>
      <text:p text:style-name="P9"><text:span text:style-name="T3"><text:tab/><text:tab/>Mockito.</text:span><text:span text:style-name="T6">when</text:span><text:span text:style-name="T3">(</text:span><text:span text:style-name="T12">service</text:span><text:span text:style-name="T3">.update(</text:span><text:span text:style-name="T10">user</text:span><text:span text:style-name="T3">)).thenReturn(</text:span><text:span text:style-name="T10">user</text:span><text:span text:style-name="T3">);</text:span></text:p>
      <text:p text:style-name="P10"><text:soft-page-break/><text:tab/><text:tab/></text:p>
      <text:p text:style-name="P9"><text:span text:style-name="T3"><text:tab/><text:tab/>String </text:span><text:span text:style-name="T10">requestBody</text:span><text:span text:style-name="T3"> = </text:span><text:span text:style-name="T12">objectMapper</text:span><text:span text:style-name="T3">.writeValueAsString(</text:span><text:span text:style-name="T10">user</text:span><text:span text:style-name="T3">);</text:span></text:p>
      <text:p text:style-name="P10"><text:tab/><text:tab/></text:p>
      <text:p text:style-name="P9"><text:span text:style-name="T3"><text:tab/><text:tab/></text:span><text:span text:style-name="T12">mockMvc</text:span><text:span text:style-name="T3">.perform(</text:span><text:span text:style-name="T6">put</text:span><text:span text:style-name="T3">(</text:span><text:span text:style-name="T10">requestURI</text:span><text:span text:style-name="T3">).contentType(</text:span><text:span text:style-name="T11">"application/json"</text:span><text:span text:style-name="T3">).content(</text:span><text:span text:style-name="T10">requestBody</text:span><text:span text:style-name="T3">))</text:span></text:p>
      <text:p text:style-name="P9"><text:span text:style-name="T3"><text:tab/><text:tab/><text:tab/>.andExpect(</text:span><text:span text:style-name="T6">status</text:span><text:span text:style-name="T3">().isOk())</text:span></text:p>
      <text:p text:style-name="P9"><text:span text:style-name="T3"><text:tab/><text:tab/><text:tab/>.andExpect(</text:span><text:span text:style-name="T6">jsonPath</text:span><text:span text:style-name="T3">(</text:span><text:span text:style-name="T11">"$.email"</text:span><text:span text:style-name="T3">, </text:span><text:span text:style-name="T6">is</text:span><text:span text:style-name="T3">(</text:span><text:span text:style-name="T10">email</text:span><text:span text:style-name="T3">)))</text:span></text:p>
      <text:p text:style-name="P9"><text:span text:style-name="T3"><text:tab/><text:tab/><text:tab/>.andDo(</text:span><text:span text:style-name="T6">print</text:span><text:span text:style-name="T3">());<text:tab/><text:tab/></text:span></text:p>
      <text:p text:style-name="P10"><text:tab/>}<text:tab/></text:p>
      <text:p text:style-name="P10">}</text:p>
      <text:p text:style-name="P6"/>
      <text:p text:style-name="P6"/>
      <text:p text:style-name="P6"/>
      <text:p text:style-name="P3"><text:span text:style-name="T8">c</text:span><text:span text:style-name="T2">ode</text:span></text:p>
      <text:p text:style-name="P7">package net.codejava;</text:p>
      <text:p text:style-name="P7"/>
      <text:p text:style-name="P7">import static org.hamcrest.CoreMatchers.is;</text:p>
      <text:p text:style-name="P7">import static org.mockito.Mockito.times;</text:p>
      <text:p text:style-name="P7">import static org.springframework.test.web.servlet.request.MockMvcRequestBuilders.delete;</text:p>
      <text:p text:style-name="P7">import static org.springframework.test.web.servlet.request.MockMvcRequestBuilders.get;</text:p>
      <text:p text:style-name="P7">import static org.springframework.test.web.servlet.request.MockMvcRequestBuilders.post;</text:p>
      <text:p text:style-name="P7">import static org.springframework.test.web.servlet.request.MockMvcRequestBuilders.put;</text:p>
      <text:p text:style-name="P7">import static org.springframework.test.web.servlet.result.MockMvcResultHandlers.print;</text:p>
      <text:p text:style-name="P7">import static org.springframework.test.web.servlet.result.MockMvcResultMatchers.content;</text:p>
      <text:p text:style-name="P7">import static org.springframework.test.web.servlet.result.MockMvcResultMatchers.jsonPath;</text:p>
      <text:p text:style-name="P7">import static org.springframework.test.web.servlet.result.MockMvcResultMatchers.status;</text:p>
      <text:p text:style-name="P7"/>
      <text:p text:style-name="P7">import java.util.ArrayList;</text:p>
      <text:p text:style-name="P7">import java.util.List;</text:p>
      <text:p text:style-name="P7"/>
      <text:p text:style-name="P7">import org.junit.jupiter.api.Test;</text:p>
      <text:p text:style-name="P7">import org.mockito.Mockito;</text:p>
      <text:p text:style-name="P7">import org.springframework.beans.factory.annotation.Autowired;</text:p>
      <text:p text:style-name="P7">import org.springframework.boot.test.autoconfigure.web.servlet.WebMvcTest;</text:p>
      <text:p text:style-name="P7">import org.springframework.boot.test.mock.mockito.MockBean;</text:p>
      <text:p text:style-name="P7">import org.springframework.test.web.servlet.MockMvc;</text:p>
      <text:p text:style-name="P7"/>
      <text:p text:style-name="P7">import com.fasterxml.jackson.databind.ObjectMapper;</text:p>
      <text:p text:style-name="P7"/>
      <text:p text:style-name="P7">@WebMvcTest(UserApiController.class)</text:p>
      <text:p text:style-name="P7">public class UserApiControllerTests {</text:p>
      <text:p text:style-name="P7"><text:tab/>private static final String END_POINT_PATH = "/users";</text:p>
      <text:p text:style-name="P7"><text:tab/></text:p>
      <text:p text:style-name="P7"><text:tab/>@Autowired private MockMvc mockMvc;</text:p>
      <text:p text:style-name="P7"><text:tab/>@Autowired private ObjectMapper objectMapper;</text:p>
      <text:p text:style-name="P7"><text:tab/>@MockBean private UserService service;</text:p>
      <text:p text:style-name="P7"><text:tab/></text:p>
      <text:p text:style-name="P7"><text:tab/>@Test</text:p>
      <text:p text:style-name="P7"><text:tab/>public void testAddShouldReturn400BadRequest() throws Exception {</text:p>
      <text:p text:style-name="P7"><text:tab/><text:tab/>User newUser = new User().email("").firstName("");</text:p>
      <text:p text:style-name="P7"><text:tab/><text:tab/></text:p>
      <text:p text:style-name="P7"><text:tab/><text:tab/>String requestBody = objectMapper.writeValueAsString(newUser);</text:p>
      <text:p text:style-name="P7"><text:soft-page-break/><text:tab/><text:tab/></text:p>
      <text:p text:style-name="P7"><text:tab/><text:tab/>mockMvc.perform(post(END_POINT_PATH).contentType("application/json")</text:p>
      <text:p text:style-name="P7"><text:tab/><text:tab/><text:tab/><text:tab/>.content(requestBody))</text:p>
      <text:p text:style-name="P7"><text:tab/><text:tab/><text:tab/><text:tab/>.andExpect(status().isBadRequest())</text:p>
      <text:p text:style-name="P7"><text:tab/><text:tab/><text:tab/><text:tab/>.andDo(print());</text:p>
      <text:p text:style-name="P7"><text:tab/><text:tab/></text:p>
      <text:p text:style-name="P7"><text:tab/>}</text:p>
      <text:p text:style-name="P7"><text:tab/></text:p>
      <text:p text:style-name="P7"><text:tab/>@Test</text:p>
      <text:p text:style-name="P7"><text:tab/>public void testAddShouldReturn201Created() throws Exception {</text:p>
      <text:p text:style-name="P7"><text:tab/><text:tab/>User newUser = new User().email("arati.sandbhor@gmail.com")</text:p>
      <text:p text:style-name="P7"><text:tab/><text:tab/><text:tab/><text:tab/><text:tab/><text:tab/><text:tab/><text:tab/> .firstName("arati").lastName("sandbhor")</text:p>
      <text:p text:style-name="P7"><text:tab/><text:tab/><text:tab/><text:tab/><text:tab/><text:tab/><text:tab/><text:tab/> .password("arati");</text:p>
      <text:p text:style-name="P7"><text:tab/><text:tab/></text:p>
      <text:p text:style-name="P7"><text:tab/><text:tab/>Mockito.when(service.add(newUser)).thenReturn(newUser.id(1L));</text:p>
      <text:p text:style-name="P7"><text:tab/><text:tab/></text:p>
      <text:p text:style-name="P7"><text:tab/><text:tab/>String requestBody = objectMapper.writeValueAsString(newUser);</text:p>
      <text:p text:style-name="P7"><text:tab/><text:tab/></text:p>
      <text:p text:style-name="P7"><text:tab/><text:tab/>mockMvc.perform(post(END_POINT_PATH).contentType("application/json")</text:p>
      <text:p text:style-name="P7"><text:tab/><text:tab/><text:tab/><text:tab/>.content(requestBody))</text:p>
      <text:p text:style-name="P7"><text:tab/><text:tab/><text:tab/><text:tab/>.andExpect(status().isCreated())</text:p>
      <text:p text:style-name="P7"><text:tab/><text:tab/><text:tab/><text:tab/>.andDo(print())</text:p>
      <text:p text:style-name="P7"><text:tab/><text:tab/>;</text:p>
      <text:p text:style-name="P7"><text:tab/><text:tab/></text:p>
      <text:p text:style-name="P7"><text:tab/><text:tab/>Mockito.verify(service, times(1)).add(newUser);</text:p>
      <text:p text:style-name="P7"><text:tab/>}<text:tab/></text:p>
      <text:p text:style-name="P7"><text:tab/></text:p>
      <text:p text:style-name="P7"><text:tab/>@Test</text:p>
      <text:p text:style-name="P7"><text:tab/>public void testGetShouldReturn404NotFound() throws Exception {</text:p>
      <text:p text:style-name="P7"><text:tab/><text:tab/>Long userId = 123L;</text:p>
      <text:p text:style-name="P7"><text:tab/><text:tab/>String requestURI = END_POINT_PATH + "/" + userId;</text:p>
      <text:p text:style-name="P7"><text:tab/><text:tab/></text:p>
      <text:p text:style-name="P7"><text:tab/><text:tab/>Mockito.when(service.get(userId)).thenThrow(UserNotFoundException.class);</text:p>
      <text:p text:style-name="P7"><text:tab/><text:tab/></text:p>
      <text:p text:style-name="P7"><text:tab/><text:tab/>mockMvc.perform(get(requestURI))</text:p>
      <text:p text:style-name="P7"><text:tab/><text:tab/><text:tab/>.andExpect(status().isNotFound())</text:p>
      <text:p text:style-name="P7"><text:tab/><text:tab/><text:tab/>.andDo(print());</text:p>
      <text:p text:style-name="P7"><text:tab/>}</text:p>
      <text:p text:style-name="P7"><text:tab/></text:p>
      <text:p text:style-name="P7"><text:tab/>@Test</text:p>
      <text:p text:style-name="P7"><text:tab/>public void testGetShouldReturn200OK() throws Exception {</text:p>
      <text:p text:style-name="P7"><text:tab/><text:tab/>Long userId = 123L;</text:p>
      <text:p text:style-name="P7"><text:tab/><text:tab/>String requestURI = END_POINT_PATH + "/" + userId;</text:p>
      <text:p text:style-name="P7"><text:tab/><text:tab/>String email = "arati.sandbhor@gmail.com";</text:p>
      <text:p text:style-name="P7"><text:tab/><text:tab/></text:p>
      <text:p text:style-name="P7"><text:tab/><text:tab/>User user = new User().email(email)</text:p>
      <text:p text:style-name="P7"><text:tab/><text:tab/><text:tab/><text:tab/> .firstName("arati").lastName("sandbhor")</text:p>
      <text:p text:style-name="P7"><text:tab/><text:tab/><text:tab/><text:tab/> .password("arati")</text:p>
      <text:p text:style-name="P7"><text:tab/><text:tab/><text:tab/><text:tab/> .id(userId);</text:p>
      <text:p text:style-name="P7"><text:tab/><text:tab/></text:p>
      <text:p text:style-name="P7"><text:tab/><text:tab/>Mockito.when(service.get(userId)).thenReturn(user);</text:p>
      <text:p text:style-name="P7"><text:tab/><text:tab/></text:p>
      <text:p text:style-name="P7"><text:tab/><text:tab/>mockMvc.perform(get(requestURI))</text:p>
      <text:p text:style-name="P7"><text:tab/><text:tab/><text:tab/>.andExpect(status().isOk())</text:p>
      <text:p text:style-name="P7"><text:tab/><text:tab/><text:tab/>.andExpect(content().contentType("application/json"))</text:p>
      <text:p text:style-name="P7"><text:tab/><text:tab/><text:tab/>.andExpect(jsonPath("$.email", is(email)))</text:p>
      <text:p text:style-name="P7"><text:tab/><text:tab/><text:tab/>.andDo(print());</text:p>
      <text:p text:style-name="P7"><text:tab/>}</text:p>
      <text:p text:style-name="P7"><text:tab/></text:p>
      <text:p text:style-name="P7"><text:tab/>@Test</text:p>
      <text:p text:style-name="P7"><text:soft-page-break/><text:tab/>public void testListShouldReturn204NoContent() throws Exception {</text:p>
      <text:p text:style-name="P7"><text:tab/><text:tab/>Mockito.when(service.list()).thenReturn(new ArrayList&lt;&gt;());</text:p>
      <text:p text:style-name="P7"><text:tab/><text:tab/></text:p>
      <text:p text:style-name="P7"><text:tab/><text:tab/>mockMvc.perform(get(END_POINT_PATH))</text:p>
      <text:p text:style-name="P7"><text:tab/><text:tab/><text:tab/>.andExpect(status().isNoContent())</text:p>
      <text:p text:style-name="P7"><text:tab/><text:tab/><text:tab/>.andDo(print());<text:tab/><text:tab/></text:p>
      <text:p text:style-name="P7"><text:tab/>}</text:p>
      <text:p text:style-name="P7"><text:tab/></text:p>
      <text:p text:style-name="P7"><text:tab/>@Test</text:p>
      <text:p text:style-name="P7"><text:tab/>public void testListShouldReturn200OK() throws Exception {</text:p>
      <text:p text:style-name="P7"><text:tab/><text:tab/>User user1 = new User().email("arati.sandbhor@gmail.com")</text:p>
      <text:p text:style-name="P7"><text:tab/><text:tab/><text:tab/><text:tab/> .firstName("arati").lastName("sandbhor")</text:p>
      <text:p text:style-name="P7"><text:tab/><text:tab/><text:tab/><text:tab/> .password("arati")</text:p>
      <text:p text:style-name="P7"><text:tab/><text:tab/><text:tab/><text:tab/> .id(1L);</text:p>
      <text:p text:style-name="P7"><text:tab/><text:tab/></text:p>
      <text:p text:style-name="P7"><text:tab/><text:tab/>User user2 = new User().email("archana.dasgude@gmail.com")</text:p>
      <text:p text:style-name="P7"><text:tab/><text:tab/><text:tab/><text:tab/> .firstName("archana").lastName("dasgude")</text:p>
      <text:p text:style-name="P7"><text:tab/><text:tab/><text:tab/><text:tab/> .password("archana")</text:p>
      <text:p text:style-name="P7"><text:tab/><text:tab/><text:tab/><text:tab/> .id(2L);</text:p>
      <text:p text:style-name="P7"><text:tab/><text:tab/></text:p>
      <text:p text:style-name="P7"><text:tab/><text:tab/>List&lt;User&gt; listUser = List.of(user1, user2);</text:p>
      <text:p text:style-name="P7"><text:tab/><text:tab/></text:p>
      <text:p text:style-name="P7"><text:tab/><text:tab/>Mockito.when(service.list()).thenReturn(listUser);</text:p>
      <text:p text:style-name="P7"><text:tab/><text:tab/></text:p>
      <text:p text:style-name="P7"><text:tab/><text:tab/>mockMvc.perform(get(END_POINT_PATH))</text:p>
      <text:p text:style-name="P7"><text:tab/><text:tab/><text:tab/>.andExpect(status().isOk())</text:p>
      <text:p text:style-name="P7"><text:tab/><text:tab/><text:tab/>.andExpect(content().contentType("application/json"))</text:p>
      <text:p text:style-name="P7"><text:tab/><text:tab/><text:tab/>.andExpect(jsonPath("$[0].email", is("arati.sandbhor@gmail.com")))</text:p>
      <text:p text:style-name="P7"><text:tab/><text:tab/><text:tab/>.andExpect(jsonPath("$[1].email", is("archana.dasgude@gmail.com")))</text:p>
      <text:p text:style-name="P7"><text:tab/><text:tab/><text:tab/>.andDo(print());<text:tab/><text:tab/></text:p>
      <text:p text:style-name="P7"><text:tab/>}<text:tab/></text:p>
      <text:p text:style-name="P7"><text:tab/></text:p>
      <text:p text:style-name="P7"><text:tab/>@Test</text:p>
      <text:p text:style-name="P7"><text:tab/>public void testDeleteShouldReturn404NotFound() throws Exception {</text:p>
      <text:p text:style-name="P7"><text:tab/><text:tab/>Long userId = 123L;</text:p>
      <text:p text:style-name="P7"><text:tab/><text:tab/>String requestURI = END_POINT_PATH + "/" + userId;</text:p>
      <text:p text:style-name="P7"><text:tab/><text:tab/></text:p>
      <text:p text:style-name="P7"><text:tab/><text:tab/>Mockito.doThrow(UserNotFoundException.class).when(service).delete(userId);;</text:p>
      <text:p text:style-name="P7"><text:tab/><text:tab/></text:p>
      <text:p text:style-name="P7"><text:tab/><text:tab/>mockMvc.perform(delete(requestURI))</text:p>
      <text:p text:style-name="P7"><text:tab/><text:tab/><text:tab/>.andExpect(status().isNotFound())</text:p>
      <text:p text:style-name="P7"><text:tab/><text:tab/><text:tab/>.andDo(print());<text:tab/><text:tab/></text:p>
      <text:p text:style-name="P7"><text:tab/>}</text:p>
      <text:p text:style-name="P7"><text:tab/></text:p>
      <text:p text:style-name="P7"><text:tab/>@Test</text:p>
      <text:p text:style-name="P7"><text:tab/>public void testDeleteShouldReturn200OK() throws Exception {</text:p>
      <text:p text:style-name="P7"><text:tab/><text:tab/>Long userId = 123L;</text:p>
      <text:p text:style-name="P7"><text:tab/><text:tab/>String requestURI = END_POINT_PATH + "/" + userId;</text:p>
      <text:p text:style-name="P7"><text:tab/><text:tab/></text:p>
      <text:p text:style-name="P7"><text:tab/><text:tab/>Mockito.doNothing().when(service).delete(userId);;</text:p>
      <text:p text:style-name="P7"><text:tab/><text:tab/></text:p>
      <text:p text:style-name="P7"><text:tab/><text:tab/>mockMvc.perform(delete(requestURI))</text:p>
      <text:p text:style-name="P7"><text:tab/><text:tab/><text:tab/>.andExpect(status().isNoContent())</text:p>
      <text:p text:style-name="P7"><text:tab/><text:tab/><text:tab/>.andDo(print());<text:tab/><text:tab/></text:p>
      <text:p text:style-name="P7"><text:tab/>}</text:p>
      <text:p text:style-name="P7"><text:tab/></text:p>
      <text:p text:style-name="P7"><text:tab/>@Test</text:p>
      <text:p text:style-name="P7"><text:tab/>public void testUpdateShouldReturn404NotFound() throws Exception {</text:p>
      <text:p text:style-name="P7"><text:soft-page-break/><text:tab/><text:tab/>Long userId = 123L;</text:p>
      <text:p text:style-name="P7"><text:tab/><text:tab/>String requestURI = END_POINT_PATH + "/" + userId;</text:p>
      <text:p text:style-name="P7"><text:tab/><text:tab/></text:p>
      <text:p text:style-name="P7"><text:tab/><text:tab/>User user = new User().email("arati.sandbhor@gmail.com")</text:p>
      <text:p text:style-name="P7"><text:tab/><text:tab/><text:tab/><text:tab/><text:tab/><text:tab/><text:tab/> .firstName("arati").lastName("sandbhor")</text:p>
      <text:p text:style-name="P7"><text:tab/><text:tab/><text:tab/><text:tab/><text:tab/><text:tab/><text:tab/> .password("arati")</text:p>
      <text:p text:style-name="P7"><text:tab/><text:tab/><text:tab/><text:tab/><text:tab/><text:tab/><text:tab/> .id(userId);</text:p>
      <text:p text:style-name="P7"><text:tab/><text:tab/></text:p>
      <text:p text:style-name="P7"><text:tab/><text:tab/>Mockito.when(service.update(user)).thenThrow(UserNotFoundException.class);</text:p>
      <text:p text:style-name="P7"><text:tab/><text:tab/></text:p>
      <text:p text:style-name="P7"><text:tab/><text:tab/>String requestBody = objectMapper.writeValueAsString(user);</text:p>
      <text:p text:style-name="P7"><text:tab/><text:tab/></text:p>
      <text:p text:style-name="P7"><text:tab/><text:tab/>mockMvc.perform(put(requestURI).contentType("application/json").content(requestBody))</text:p>
      <text:p text:style-name="P7"><text:tab/><text:tab/><text:tab/>.andExpect(status().isNotFound())</text:p>
      <text:p text:style-name="P7"><text:tab/><text:tab/><text:tab/>.andDo(print());<text:tab/><text:tab/></text:p>
      <text:p text:style-name="P7"><text:tab/>}</text:p>
      <text:p text:style-name="P7"><text:tab/></text:p>
      <text:p text:style-name="P7"><text:tab/>@Test</text:p>
      <text:p text:style-name="P7"><text:tab/>public void testUpdateShouldReturn400BadRequest() throws Exception {</text:p>
      <text:p text:style-name="P7"><text:tab/><text:tab/>Long userId = 123L;</text:p>
      <text:p text:style-name="P7"><text:tab/><text:tab/>String requestURI = END_POINT_PATH + "/" + userId;</text:p>
      <text:p text:style-name="P7"><text:tab/><text:tab/></text:p>
      <text:p text:style-name="P7"><text:tab/><text:tab/>User user = new User().email("arati.sandbhor")</text:p>
      <text:p text:style-name="P7"><text:tab/><text:tab/><text:tab/><text:tab/><text:tab/><text:tab/><text:tab/> .firstName("arati").lastName("sandbhor")</text:p>
      <text:p text:style-name="P7"><text:tab/><text:tab/><text:tab/><text:tab/><text:tab/><text:tab/><text:tab/> .password("arati")</text:p>
      <text:p text:style-name="P7"><text:tab/><text:tab/><text:tab/><text:tab/><text:tab/><text:tab/><text:tab/> .id(userId);</text:p>
      <text:p text:style-name="P7"><text:tab/><text:tab/></text:p>
      <text:p text:style-name="P7"><text:tab/><text:tab/>String requestBody = objectMapper.writeValueAsString(user);</text:p>
      <text:p text:style-name="P7"><text:tab/><text:tab/></text:p>
      <text:p text:style-name="P7"><text:tab/><text:tab/>mockMvc.perform(put(requestURI).contentType("application/json").content(requestBody))</text:p>
      <text:p text:style-name="P7"><text:tab/><text:tab/><text:tab/>.andExpect(status().isBadRequest())</text:p>
      <text:p text:style-name="P7"><text:tab/><text:tab/><text:tab/>.andDo(print());<text:tab/><text:tab/></text:p>
      <text:p text:style-name="P7"><text:tab/>}</text:p>
      <text:p text:style-name="P7"><text:tab/></text:p>
      <text:p text:style-name="P7"><text:tab/>@Test</text:p>
      <text:p text:style-name="P7"><text:tab/>public void testUpdateShouldReturn200OK() throws Exception {</text:p>
      <text:p text:style-name="P7"><text:tab/><text:tab/>Long userId = 123L;</text:p>
      <text:p text:style-name="P7"><text:tab/><text:tab/>String requestURI = END_POINT_PATH + "/" + userId;</text:p>
      <text:p text:style-name="P7"><text:tab/><text:tab/></text:p>
      <text:p text:style-name="P7"><text:tab/><text:tab/>String email = "arati.sandbhor@gmail.com";<text:tab/><text:tab/></text:p>
      <text:p text:style-name="P7"><text:tab/><text:tab/>User user = new User().email(email)</text:p>
      <text:p text:style-name="P7"><text:tab/><text:tab/><text:tab/><text:tab/><text:tab/><text:tab/><text:tab/> .firstName("arati").lastName("sandbhor")</text:p>
      <text:p text:style-name="P7"><text:tab/><text:tab/><text:tab/><text:tab/><text:tab/><text:tab/><text:tab/> .password("arati")</text:p>
      <text:p text:style-name="P7"><text:tab/><text:tab/><text:tab/><text:tab/><text:tab/><text:tab/><text:tab/> .id(userId);</text:p>
      <text:p text:style-name="P7"><text:tab/><text:tab/></text:p>
      <text:p text:style-name="P7"><text:tab/><text:tab/>Mockito.when(service.update(user)).thenReturn(user);</text:p>
      <text:p text:style-name="P7"><text:tab/><text:tab/></text:p>
      <text:p text:style-name="P7"><text:tab/><text:tab/>String requestBody = objectMapper.writeValueAsString(user);</text:p>
      <text:p text:style-name="P7"><text:tab/><text:tab/></text:p>
      <text:p text:style-name="P7"><text:tab/><text:tab/><text:soft-page-break/>mockMvc.perform(put(requestURI).contentType("application/json").content(requestBody))</text:p>
      <text:p text:style-name="P7"><text:tab/><text:tab/><text:tab/>.andExpect(status().isOk())</text:p>
      <text:p text:style-name="P7"><text:tab/><text:tab/><text:tab/>.andExpect(jsonPath("$.email", is(email)))</text:p>
      <text:p text:style-name="P7"><text:tab/><text:tab/><text:tab/>.andDo(print());<text:tab/><text:tab/></text:p>
      <text:p text:style-name="P7"><text:tab/>}<text:tab/></text:p>
      <text:p text:style-name="P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30T17:05:40.551832837</meta:creation-date>
    <dc:date>2023-12-31T15:14:35.442080656</dc:date>
    <meta:editing-duration>PT33M48S</meta:editing-duration>
    <meta:editing-cycles>8</meta:editing-cycles>
    <meta:generator>LibreOffice/6.4.7.2$Linux_X86_64 LibreOffice_project/40$Build-2</meta:generator>
    <meta:document-statistic meta:table-count="0" meta:image-count="0" meta:object-count="0" meta:page-count="12" meta:paragraph-count="452" meta:word-count="2125" meta:character-count="20972" meta:non-whitespace-character-count="18304"/>
  </office:meta>
</office:document-meta>
</file>